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e177"/>
    </style:style>
    <style:style style:name="P2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0ee177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0ee177"/>
    </style:style>
    <style:style style:name="P4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0ee177" style:font-size-asian="14pt" style:font-weight-asian="bold" style:font-size-complex="14pt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1.499cm" svg:y="1.349cm" svg:width="8.5cm" svg:height="4.999cm" draw:z-index="0">
        <draw:text-box>
          <text:section text:style-name="Sect1" text:name="MasterLabel"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B" text:database-name="Preguntas para la Bomba (respuestas)">&lt;B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2" text:anchor-type="page" text:anchor-page-number="1" svg:x="11cm" svg:y="1.349cm" svg:width="8.5cm" svg:height="4.999cm" draw:z-index="1">
        <draw:text-box>
          <text:section text:style-name="Sect1" text:name="Sección1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B" text:database-name="Preguntas para la Bomba (respuestas)">&lt;B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3" text:anchor-type="page" text:anchor-page-number="1" svg:x="1.499cm" svg:y="7.35cm" svg:width="8.5cm" svg:height="4.999cm" draw:z-index="2">
        <draw:text-box>
          <text:section text:style-name="Sect1" text:name="Sección2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B" text:database-name="Preguntas para la Bomba (respuestas)">&lt;B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4" text:anchor-type="page" text:anchor-page-number="1" svg:x="11cm" svg:y="7.35cm" svg:width="8.5cm" svg:height="4.999cm" draw:z-index="3">
        <draw:text-box>
          <text:section text:style-name="Sect1" text:name="Sección3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B" text:database-name="Preguntas para la Bomba (respuestas)">&lt;B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5" text:anchor-type="page" text:anchor-page-number="1" svg:x="1.499cm" svg:y="13.351cm" svg:width="8.5cm" svg:height="4.999cm" draw:z-index="4">
        <draw:text-box>
          <text:section text:style-name="Sect1" text:name="Sección4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B" text:database-name="Preguntas para la Bomba (respuestas)">&lt;B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6" text:anchor-type="page" text:anchor-page-number="1" svg:x="11cm" svg:y="13.351cm" svg:width="8.5cm" svg:height="4.999cm" draw:z-index="5">
        <draw:text-box>
          <text:section text:style-name="Sect1" text:name="Sección5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B" text:database-name="Preguntas para la Bomba (respuestas)">&lt;B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7" text:anchor-type="page" text:anchor-page-number="1" svg:x="1.499cm" svg:y="19.352cm" svg:width="8.5cm" svg:height="4.999cm" draw:z-index="6">
        <draw:text-box>
          <text:section text:style-name="Sect1" text:name="Sección6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B" text:database-name="Preguntas para la Bomba (respuestas)">&lt;B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8" text:anchor-type="page" text:anchor-page-number="1" svg:x="11cm" svg:y="19.352cm" svg:width="8.5cm" svg:height="4.999cm" draw:z-index="7">
        <draw:text-box>
          <text:section text:style-name="Sect1" text:name="Sección7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B" text:database-name="Preguntas para la Bomba (respuestas)">&lt;B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9" text:anchor-type="page" text:anchor-page-number="1" svg:x="1.499cm" svg:y="25.352cm" svg:width="8.5cm" svg:height="4.999cm" draw:z-index="8">
        <draw:text-box>
          <text:section text:style-name="Sect1" text:name="Sección8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B" text:database-name="Preguntas para la Bomba (respuestas)">&lt;B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draw:frame draw:style-name="fr1" draw:name="Marco10" text:anchor-type="page" text:anchor-page-number="1" svg:x="11cm" svg:y="25.352cm" svg:width="8.5cm" svg:height="4.999cm" draw:z-index="9">
        <draw:text-box>
          <text:section text:style-name="Sect1" text:name="Sección9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B" text:database-name="Preguntas para la Bomba (respuestas)">&lt;B&gt;</text:database-display><text:database-next text:table-name="Preguntas para la Bomba (respuestas) - Imprime tarjetas" text:table-type="table" text:condition="ooow:TRUE" text:database-name="Preguntas para la Bomba (respuestas)"/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8.5cm" svg:height="4.999cm" text:anchor-type="as-char" svg:y="0cm" fo:margin-left="0cm" fo:margin-right="0cm" fo:margin-top="0cm" fo:margin-bottom="0cm" style:protect="size position" style:vertical-pos="top" style:vertical-rel="baseline" fo:padding="0.049cm" fo:border="0.99pt dashe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349cm" style:num-format="" style:print-orientation="portrait" fo:margin-top="1.349cm" fo:margin-bottom="0cm" fo:margin-left="1.4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09:10:32.347135482</meta:creation-date>
    <dc:date>2018-05-05T09:20:02.892551560</dc:date>
    <meta:editing-duration>PT7M2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1" meta:character-count="34" meta:non-whitespace-character-count="33"/>
  </office:meta>
</office:document-meta>
</file>